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draw:auto-grow-height="true" fo:min-height="13.86cm"/>
    </style:style>
    <style:style style:name="pr5" style:family="presentation" style:parent-style-name="Android-outline1">
      <style:graphic-properties draw:fill-color="#ffffff" fo:min-height="12.424cm"/>
    </style:style>
    <style:style style:name="pr6" style:family="presentation" style:parent-style-name="Android-outline1">
      <style:graphic-properties draw:fill-color="#ffffff" fo:min-height="13.86cm"/>
    </style:style>
    <style:style style:name="pr7" style:family="presentation" style:parent-style-name="Android-outline1">
      <style:graphic-properties draw:fill-color="#ffffff" fo:min-height="13.609cm"/>
    </style:style>
    <style:style style:name="pr8" style:family="presentation" style:parent-style-name="Android-title">
      <style:graphic-properties fo:min-height="3.506cm"/>
    </style:style>
    <style:style style:name="pr9" style:family="presentation" style:parent-style-name="Android-outline1">
      <style:graphic-properties fo:min-height="13.859cm"/>
    </style:style>
    <style:style style:name="pr10" style:family="presentation" style:parent-style-name="Android-notes">
      <style:graphic-properties draw:fill-color="#ffffff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fo:text-indent="-0.9cm"/>
      <style:text-properties fo:font-family="Abscissa" style:font-pitch="variable"/>
    </style:style>
    <style:style style:name="P6" style:family="paragraph">
      <style:text-properties style:use-window-font-color="true" fo:font-family="Consolas" style:font-pitch="fixed" fo:font-size="28pt" style:font-size-asian="28pt" style:font-size-complex="28pt"/>
    </style:style>
    <style:style style:name="P7" style:family="paragraph">
      <style:paragraph-properties fo:margin-left="0cm" fo:margin-right="0cm" fo:text-indent="0cm"/>
      <style:text-properties style:use-window-font-color="true" fo:font-family="Consolas" style:font-pitch="fixed" fo:font-size="28pt" style:font-size-asian="28pt" style:font-size-complex="28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 fo:font-family="Consolas" style:font-pitch="fixed" fo:font-size="28pt" style:font-size-asian="28pt" style:font-size-complex="28pt"/>
    </style:style>
    <style:style style:name="T3" style:family="text">
      <style:text-properties fo:font-family="Consolas" style:font-pitch="fixed"/>
    </style:style>
    <style:style style:name="T4" style:family="text">
      <style:text-properties fo:font-family="Consolas" style:font-family-generic="swis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Using Content Provider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1" draw:layer="layout" svg:width="25.199cm" svg:height="3.506cm" svg:x="1.4cm" svg:y="0.837cm" presentation:class="title">
          <draw:text-box>
            <text:p text:style-name="P1">Role of Content Providers</text:p>
          </draw:text-box>
        </draw:frame>
        <draw:frame presentation:style-name="pr4" draw:text-style-name="P4" draw:layer="layout" svg:width="25.199cm" svg:height="13.989cm" svg:x="1.4cm" svg:y="4.914cm" presentation:class="outline" presentation:user-transformed="true">
          <draw:text-box>
            <text:list text:style-name="L2">
              <text:list-item>
                <text:p text:style-name="P1">Delivering Content Across Components</text:p>
                <text:list>
                  <text:list-item>
                    <text:p text:style-name="P1">Intra-application</text:p>
                  </text:list-item>
                  <text:list-item>
                    <text:p text:style-name="P1">Inter-application</text:p>
                  </text:list-item>
                </text:list>
              </text:list-item>
              <text:list-item>
                <text:p text:style-name="P1">General IPC Options</text:p>
                <text:list>
                  <text:list-item>
                    <text:p>Remote services with AIDL</text:p>
                  </text:list-item>
                  <text:list-item>
                    <text:p>ContentProvider</text:p>
                  </text:list-item>
                  <text:list-item>
                    <text:p>Intent-based messaging (commands, broadcasts)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1" draw:layer="layout" svg:width="25.199cm" svg:height="3.506cm" svg:x="1.4cm" svg:y="0.837cm" presentation:class="title">
          <draw:text-box>
            <text:p text:style-name="P1">Using Content Provider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raditional Form: Much Like a Database</text:p>
                <text:list>
                  <text:list-item>
                    <text:p text:style-name="P1">Insert</text:p>
                  </text:list-item>
                  <text:list-item>
                    <text:p text:style-name="P1">Update</text:p>
                  </text:list-item>
                  <text:list-item>
                    <text:p text:style-name="P1">Delete</text:p>
                  </text:list-item>
                  <text:list-item>
                    <text:p text:style-name="P1">Query</text:p>
                  </text:list-item>
                </text:list>
              </text:list-item>
              <text:list-item>
                <text:p text:style-name="P1">API Akin to SQLiteDatabase</text:p>
                <text:list>
                  <text:list-item>
                    <text:p text:style-name="P1">Cursors, etc.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1" draw:layer="layout" svg:width="25.199cm" svg:height="3.506cm" svg:x="1.4cm" svg:y="0.837cm" presentation:class="title">
          <draw:text-box>
            <text:p text:style-name="P1">Uri Construction: Instance</text:p>
          </draw:text-box>
        </draw:frame>
        <draw:frame presentation:style-name="pr5" draw:text-style-name="P5" draw:layer="layout" svg:width="25.199cm" svg:height="12.424cm" svg:x="1.4cm" svg:y="6.35cm" presentation:class="outline" presentation:user-transformed="true">
          <draw:text-box>
            <text:list text:style-name="L2">
              <text:list-item>
                <text:p text:style-name="P1">Scheme</text:p>
              </text:list-item>
              <text:list-item>
                <text:p text:style-name="P1">Base Path</text:p>
              </text:list-item>
              <text:list-item>
                <text:p text:style-name="P1">Instance ID</text:p>
              </text:list-item>
            </text:list>
          </draw:text-box>
        </draw:frame>
        <draw:frame draw:style-name="gr2" draw:text-style-name="P6" draw:layer="layout" svg:width="15.132cm" svg:height="1.403cm" svg:x="6.35cm" svg:y="4.445cm">
          <draw:text-box>
            <text:p text:style-name="P1"><text:span text:style-name="T2">content://contacts/people/5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1" draw:layer="layout" svg:width="25.199cm" svg:height="3.506cm" svg:x="1.4cm" svg:y="0.837cm" presentation:class="title">
          <draw:text-box>
            <text:p text:style-name="P1">Uri Construction: Collection</text:p>
          </draw:text-box>
        </draw:frame>
        <draw:frame presentation:style-name="pr5" draw:text-style-name="P5" draw:layer="layout" svg:width="25.199cm" svg:height="12.424cm" svg:x="1.4cm" svg:y="6.35cm" presentation:class="outline" presentation:user-transformed="true">
          <draw:text-box>
            <text:list text:style-name="L2">
              <text:list-item>
                <text:p text:style-name="P1">Scheme</text:p>
              </text:list-item>
              <text:list-item>
                <text:p text:style-name="P1">Base Path</text:p>
              </text:list-item>
              <text:list-item>
                <text:p text:style-name="P1">Represents all such pieces of content</text:p>
              </text:list-item>
              <text:list-item>
                <text:p text:style-name="P1">Usually available as a public class constant</text:p>
                <text:list>
                  <text:list-item>
                    <text:p text:style-name="P1">E.g., <text:span text:style-name="T3">Contacts.People.CONTENT_URI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049cm" svg:height="1.403cm" svg:x="6.85cm" svg:y="4.445cm">
          <draw:text-box>
            <text:p text:style-name="P1"><text:span text:style-name="T2">content://contacts/people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1" draw:layer="layout" svg:width="25.199cm" svg:height="3.506cm" svg:x="1.4cm" svg:y="0.837cm" presentation:class="title">
          <draw:text-box>
            <text:p text:style-name="P1">Accessing a Content Provider</text:p>
          </draw:text-box>
        </draw:frame>
        <draw:frame presentation:style-name="pr6" draw:text-style-name="P5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style-name="P1">ContentResolver</text:p>
                <text:list>
                  <text:list-item>
                    <text:p text:style-name="P1"><text:span text:style-name="T3">getContentResolver()</text:span></text:p>
                  </text:list-item>
                  <text:list-item>
                    <text:p text:style-name="P1">Used for insert/update/delete and miscellaneous operations</text:p>
                  </text:list-item>
                  <text:list-item>
                    <text:p text:style-name="P1">Used for queries from services or other providers</text:p>
                  </text:list-item>
                </text:list>
              </text:list-item>
              <text:list-item>
                <text:p text:style-name="P1"><text:span text:style-name="T3">managedQuery()</text:span></text:p>
                <text:list>
                  <text:list-item>
                    <text:p text:style-name="P1">Performs a query</text:p>
                  </text:list-item>
                  <text:list-item>
                    <text:p text:style-name="P1">Manages the resulting Cursor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1" draw:layer="layout" svg:width="25.199cm" svg:height="3.506cm" svg:x="1.4cm" svg:y="0.837cm" presentation:class="title">
          <draw:text-box>
            <text:p text:style-name="P1">Querying a Content Provider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managedQuery()</text:span></text:p>
                <text:list>
                  <text:list-item>
                    <text:p text:style-name="P1">Parameters</text:p>
                    <text:list>
                      <text:list-item>
                        <text:p text:style-name="P1">Uri of ContentProvider collection</text:p>
                      </text:list-item>
                      <text:list-item>
                        <text:p text:style-name="P1">“Columns” to return</text:p>
                      </text:list-item>
                      <text:list-item>
                        <text:p text:style-name="P1"><text:span text:style-name="T3">WHERE</text:span> clause</text:p>
                      </text:list-item>
                      <text:list-item>
                        <text:p text:style-name="P1">Arguments for <text:span text:style-name="T3">WHERE</text:span> clause</text:p>
                      </text:list-item>
                      <text:list-item>
                        <text:p text:style-name="P1"><text:span text:style-name="T3">ORDER BY</text:span> clause</text:p>
                      </text:list-item>
                    </text:list>
                  </text:list-item>
                  <text:list-item>
                    <text:p text:style-name="P1">Not all may be honored by provider!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1" draw:layer="layout" svg:width="25.199cm" svg:height="3.506cm" svg:x="1.4cm" svg:y="0.837cm" presentation:class="title">
          <draw:text-box>
            <text:p text:style-name="P1">Querying a Content Provider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managedQuery()</text:span></text:p>
                <text:list>
                  <text:list-item>
                    <text:p text:style-name="P1">Returns a Cursor</text:p>
                  </text:list-item>
                  <text:list-item>
                    <text:p text:style-name="P1">Use like Cursor returned from SQLiteDatabase</text:p>
                    <text:list>
                      <text:list-item>
                        <text:p text:style-name="P1"><text:span text:style-name="T3">moveToFirst()</text:span></text:p>
                      </text:list-item>
                      <text:list-item>
                        <text:p text:style-name="P1"><text:span text:style-name="T3">getColumnIndex()</text:span></text:p>
                      </text:list-item>
                      <text:list-item>
                        <text:p text:style-name="P1"><text:span text:style-name="T3">getString()</text:span>, <text:span text:style-name="T3">getInt()</text:span>, etc.</text:p>
                      </text:list-item>
                      <text:list-item>
                        <text:p text:style-name="P1"><text:span text:style-name="T3">moveToNext()</text:span></text:p>
                      </text:list-item>
                      <text:list-item>
                        <text:p text:style-name="P1"><text:span text:style-name="T3">isAfterLast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3" draw:text-style-name="P1" draw:layer="layout" svg:width="25.199cm" svg:height="3.506cm" svg:x="1.4cm" svg:y="0.837cm" presentation:class="title">
          <draw:text-box>
            <text:p text:style-name="P1">Modifying Content: Inser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insert()</text:span></text:p>
                <text:list>
                  <text:list-item>
                    <text:p text:style-name="P1">Takes collection Uri and a ContentValues</text:p>
                  </text:list-item>
                  <text:list-item>
                    <text:p text:style-name="P1">Returns _ID of the resulting row</text:p>
                  </text:list-item>
                </text:list>
              </text:list-item>
              <text:list-item>
                <text:p text:style-name="P1"><text:span text:style-name="T3">bulkInsert()</text:span></text:p>
                <text:list>
                  <text:list-item>
                    <text:p text:style-name="P1">Takes collection Uri and array of ContentValues</text:p>
                  </text:list-item>
                  <text:list-item>
                    <text:p text:style-name="P1">Returns count of inserted rows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" presentation:presentation-page-layout-name="AL2T1" xml:id="id10" draw:id="id10">
        <draw:frame presentation:style-name="pr3" draw:text-style-name="P1" draw:layer="layout" svg:width="25.199cm" svg:height="3.506cm" svg:x="1.4cm" svg:y="0.837cm" presentation:class="title">
          <draw:text-box>
            <text:p text:style-name="P1">Modifying Content: Update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update()</text:span></text:p>
                <text:list>
                  <text:list-item>
                    <text:p text:style-name="P1">Takes collection Uri, ContentValues of data to replace, <text:span text:style-name="T3">WHERE</text:span> clause and parameters</text:p>
                    <text:list>
                      <text:list-item>
                        <text:p text:style-name="P1">Only replaces values specified in ContentValues</text:p>
                      </text:list-item>
                    </text:list>
                  </text:list-item>
                  <text:list-item>
                    <text:p text:style-name="P1">Returns number of affected rows</text:p>
                  </text:list-item>
                  <text:list-item>
                    <text:p text:style-name="P1">May or may not be atomic!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" presentation:presentation-page-layout-name="AL2T1" xml:id="id11" draw:id="id11">
        <draw:frame presentation:style-name="pr3" draw:text-style-name="P1" draw:layer="layout" svg:width="25.199cm" svg:height="3.506cm" svg:x="1.4cm" svg:y="0.837cm" presentation:class="title">
          <draw:text-box>
            <text:p text:style-name="P1">Modifying Content: Delete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delete()</text:span></text:p>
                <text:list>
                  <text:list-item>
                    <text:p text:style-name="P1">Takes collection Uri and <text:span text:style-name="T3">WHERE</text:span> clause/parameters</text:p>
                  </text:list-item>
                  <text:list-item>
                    <text:p text:style-name="P1">Returns the number of rows deleted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" presentation:presentation-page-layout-name="AL2T1" xml:id="id12" draw:id="id12">
        <draw:frame presentation:style-name="pr8" draw:layer="layout" svg:width="25.199cm" svg:height="3.506cm" svg:x="1.4cm" svg:y="0.837cm" presentation:class="title">
          <draw:text-box>
            <text:p>Content Observer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egisterContentObserver()</text:span> on ContentResolver</text:p>
                <text:list>
                  <text:list-item>
                    <text:p>Supply Uri to monitor</text:p>
                    <text:list>
                      <text:list-item>
                        <text:p>Also indicate if want to monitor “descendants”</text:p>
                      </text:list-item>
                    </text:list>
                  </text:list-item>
                  <text:list-item>
                    <text:p>Supply ContentObserver</text:p>
                    <text:list>
                      <text:list-item>
                        <text:p>Called with <text:span text:style-name="T4">onChange()</text:span> when content at Uri (and perhaps descendants) chang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1T19:54:35</dc:date>
    <meta:printed-by>Mark Murphy</meta:printed-by>
    <meta:print-date>2010-10-20T09:39:04</meta:print-date>
    <dc:language>en-US</dc:language>
    <meta:editing-cycles>50</meta:editing-cycles>
    <meta:editing-duration>PT3H16M23S</meta:editing-duration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